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0.710333333333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_ACT_POS (floa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PARKING_BREAK</text:p>
          </table:table-cell>
          <table:table-cell office:value-type="string" table:style-name="ce1">
            <text:p>0x8C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'asservissement sur plac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0xA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01T17:09:20Z</dc:date>
    <meta:editing-cycles>11</meta:editing-cycles>
    <meta:editing-duration>PT6224S</meta:editing-duration>
  </office:meta>
</office:document-meta>
</file>